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c" table:style-name="ta1">
        <table:shapes>
          <draw:frame draw:z-index="0" draw:style-name="gr1" draw:text-style-name="P1" svg:width="160.69mm" svg:height="131.74mm" svg:x="9.62mm" svg:y="47.54mm">
            <draw:object draw:notify-on-update-of-ranges="2c.B1:2c.R1 2c.A3:2c.A3 2c.B3:2c.R3 2c.A5:2c.A5 2c.B5:2c.R5 2c.A7:2c.A7 2c.B7:2c.R7 2c.A9:2c.A9 2c.B9:2c.R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52510.99" calcext:value-type="float">
            <text:p>452510,99</text:p>
          </table:table-cell>
          <table:table-cell office:value-type="float" office:value="330416.24" calcext:value-type="float">
            <text:p>330416,24</text:p>
          </table:table-cell>
          <table:table-cell office:value-type="float" office:value="287693.28" calcext:value-type="float">
            <text:p>287693,28</text:p>
          </table:table-cell>
          <table:table-cell office:value-type="float" office:value="295490.82" calcext:value-type="float">
            <text:p>295490,82</text:p>
          </table:table-cell>
          <table:table-cell office:value-type="float" office:value="291461.57" calcext:value-type="float">
            <text:p>291461,57</text:p>
          </table:table-cell>
          <table:table-cell office:value-type="float" office:value="329351.72" calcext:value-type="float">
            <text:p>329351,72</text:p>
          </table:table-cell>
          <table:table-cell office:value-type="float" office:value="322375.42" calcext:value-type="float">
            <text:p>322375,42</text:p>
          </table:table-cell>
          <table:table-cell office:value-type="float" office:value="327647.56" calcext:value-type="float">
            <text:p>327647,56</text:p>
          </table:table-cell>
          <table:table-cell office:value-type="float" office:value="322647.11" calcext:value-type="float">
            <text:p>322647,11</text:p>
          </table:table-cell>
          <table:table-cell office:value-type="float" office:value="367355.36" calcext:value-type="float">
            <text:p>367355,36</text:p>
          </table:table-cell>
          <table:table-cell office:value-type="float" office:value="353302.17" calcext:value-type="float">
            <text:p>353302,17</text:p>
          </table:table-cell>
          <table:table-cell office:value-type="float" office:value="419048.88" calcext:value-type="float">
            <text:p>419048,88</text:p>
          </table:table-cell>
          <table:table-cell office:value-type="float" office:value="806198.01" calcext:value-type="float">
            <text:p>806198,01</text:p>
          </table:table-cell>
          <table:table-cell office:value-type="float" office:value="1563010.65" calcext:value-type="float">
            <text:p>1563010,65</text:p>
          </table:table-cell>
          <table:table-cell office:value-type="float" office:value="3287383.34" calcext:value-type="float">
            <text:p>3287383,34</text:p>
          </table:table-cell>
          <table:table-cell office:value-type="float" office:value="6732919.13" calcext:value-type="float">
            <text:p>6732919,13</text:p>
          </table:table-cell>
          <table:table-cell office:value-type="float" office:value="13463006.43" calcext:value-type="float">
            <text:p>13463006,43</text:p>
          </table:table-cell>
        </table:table-row>
        <table:table-row table:style-name="ro1">
          <table:table-cell office:value-type="string" calcext:value-type="string">
            <text:p>2 clientes</text:p>
          </table:table-cell>
          <table:table-cell table:formula="of:=[.B2]/1000000" office:value-type="float" office:value="0.45251099" calcext:value-type="float">
            <text:p>0,45251099</text:p>
          </table:table-cell>
          <table:table-cell table:formula="of:=[.C2]/1000000" office:value-type="float" office:value="0.33041624" calcext:value-type="float">
            <text:p>0,33041624</text:p>
          </table:table-cell>
          <table:table-cell table:formula="of:=[.D2]/1000000" office:value-type="float" office:value="0.28769328" calcext:value-type="float">
            <text:p>0,28769328</text:p>
          </table:table-cell>
          <table:table-cell table:formula="of:=[.E2]/1000000" office:value-type="float" office:value="0.29549082" calcext:value-type="float">
            <text:p>0,29549082</text:p>
          </table:table-cell>
          <table:table-cell table:formula="of:=[.F2]/1000000" office:value-type="float" office:value="0.29146157" calcext:value-type="float">
            <text:p>0,29146157</text:p>
          </table:table-cell>
          <table:table-cell table:formula="of:=[.G2]/1000000" office:value-type="float" office:value="0.32935172" calcext:value-type="float">
            <text:p>0,32935172</text:p>
          </table:table-cell>
          <table:table-cell table:formula="of:=[.H2]/1000000" office:value-type="float" office:value="0.32237542" calcext:value-type="float">
            <text:p>0,32237542</text:p>
          </table:table-cell>
          <table:table-cell table:formula="of:=[.I2]/1000000" office:value-type="float" office:value="0.32764756" calcext:value-type="float">
            <text:p>0,32764756</text:p>
          </table:table-cell>
          <table:table-cell table:formula="of:=[.J2]/1000000" office:value-type="float" office:value="0.32264711" calcext:value-type="float">
            <text:p>0,32264711</text:p>
          </table:table-cell>
          <table:table-cell table:formula="of:=[.K2]/1000000" office:value-type="float" office:value="0.36735536" calcext:value-type="float">
            <text:p>0,36735536</text:p>
          </table:table-cell>
          <table:table-cell table:formula="of:=[.L2]/1000000" office:value-type="float" office:value="0.35330217" calcext:value-type="float">
            <text:p>0,35330217</text:p>
          </table:table-cell>
          <table:table-cell table:formula="of:=[.M2]/1000000" office:value-type="float" office:value="0.41904888" calcext:value-type="float">
            <text:p>0,41904888</text:p>
          </table:table-cell>
          <table:table-cell table:formula="of:=[.N2]/1000000" office:value-type="float" office:value="0.80619801" calcext:value-type="float">
            <text:p>0,80619801</text:p>
          </table:table-cell>
          <table:table-cell table:formula="of:=[.O2]/1000000" office:value-type="float" office:value="1.56301065" calcext:value-type="float">
            <text:p>1,56301065</text:p>
          </table:table-cell>
          <table:table-cell table:formula="of:=[.P2]/1000000" office:value-type="float" office:value="3.28738334" calcext:value-type="float">
            <text:p>3,28738334</text:p>
          </table:table-cell>
          <table:table-cell table:formula="of:=[.Q2]/1000000" office:value-type="float" office:value="6.73291913" calcext:value-type="float">
            <text:p>6,73291913</text:p>
          </table:table-cell>
          <table:table-cell table:formula="of:=[.R2]/1000000" office:value-type="float" office:value="13.46300643" calcext:value-type="float">
            <text:p>13,46300643</text:p>
          </table:table-cell>
        </table:table-row>
        <table:table-row table:style-name="ro1">
          <table:table-cell/>
          <table:table-cell office:value-type="float" office:value="484496.79" calcext:value-type="float">
            <text:p>484496,79</text:p>
          </table:table-cell>
          <table:table-cell office:value-type="float" office:value="380238.62" calcext:value-type="float">
            <text:p>380238,62</text:p>
          </table:table-cell>
          <table:table-cell office:value-type="float" office:value="374926" calcext:value-type="float">
            <text:p>374926</text:p>
          </table:table-cell>
          <table:table-cell office:value-type="float" office:value="368357.46" calcext:value-type="float">
            <text:p>368357,46</text:p>
          </table:table-cell>
          <table:table-cell office:value-type="float" office:value="371978.61" calcext:value-type="float">
            <text:p>371978,61</text:p>
          </table:table-cell>
          <table:table-cell office:value-type="float" office:value="378309.87" calcext:value-type="float">
            <text:p>378309,87</text:p>
          </table:table-cell>
          <table:table-cell office:value-type="float" office:value="369642.22" calcext:value-type="float">
            <text:p>369642,22</text:p>
          </table:table-cell>
          <table:table-cell office:value-type="float" office:value="371702.12" calcext:value-type="float">
            <text:p>371702,12</text:p>
          </table:table-cell>
          <table:table-cell office:value-type="float" office:value="426169.83" calcext:value-type="float">
            <text:p>426169,83</text:p>
          </table:table-cell>
          <table:table-cell office:value-type="float" office:value="937456.17" calcext:value-type="float">
            <text:p>937456,17</text:p>
          </table:table-cell>
          <table:table-cell office:value-type="float" office:value="2860442.47" calcext:value-type="float">
            <text:p>2860442,47</text:p>
          </table:table-cell>
          <table:table-cell office:value-type="float" office:value="1489714.14" calcext:value-type="float">
            <text:p>1489714,14</text:p>
          </table:table-cell>
          <table:table-cell office:value-type="float" office:value="1187201.4" calcext:value-type="float">
            <text:p>1187201,4</text:p>
          </table:table-cell>
          <table:table-cell office:value-type="float" office:value="1933129.25" calcext:value-type="float">
            <text:p>1933129,25</text:p>
          </table:table-cell>
          <table:table-cell office:value-type="float" office:value="4477123.45" calcext:value-type="float">
            <text:p>4477123,45</text:p>
          </table:table-cell>
          <table:table-cell office:value-type="float" office:value="12631984.46" calcext:value-type="float">
            <text:p>12631984,46</text:p>
          </table:table-cell>
          <table:table-cell office:value-type="float" office:value="25702748.4" calcext:value-type="float">
            <text:p>25702748,4</text:p>
          </table:table-cell>
        </table:table-row>
        <table:table-row table:style-name="ro1">
          <table:table-cell office:value-type="string" calcext:value-type="string">
            <text:p>4 clientes</text:p>
          </table:table-cell>
          <table:table-cell table:formula="of:=[.B4]/1000000" office:value-type="float" office:value="0.48449679" calcext:value-type="float">
            <text:p>0,48449679</text:p>
          </table:table-cell>
          <table:table-cell table:formula="of:=[.C4]/1000000" office:value-type="float" office:value="0.38023862" calcext:value-type="float">
            <text:p>0,38023862</text:p>
          </table:table-cell>
          <table:table-cell table:formula="of:=[.D4]/1000000" office:value-type="float" office:value="0.374926" calcext:value-type="float">
            <text:p>0,374926</text:p>
          </table:table-cell>
          <table:table-cell table:formula="of:=[.E4]/1000000" office:value-type="float" office:value="0.36835746" calcext:value-type="float">
            <text:p>0,36835746</text:p>
          </table:table-cell>
          <table:table-cell table:formula="of:=[.F4]/1000000" office:value-type="float" office:value="0.37197861" calcext:value-type="float">
            <text:p>0,37197861</text:p>
          </table:table-cell>
          <table:table-cell table:formula="of:=[.G4]/1000000" office:value-type="float" office:value="0.37830987" calcext:value-type="float">
            <text:p>0,37830987</text:p>
          </table:table-cell>
          <table:table-cell table:formula="of:=[.H4]/1000000" office:value-type="float" office:value="0.36964222" calcext:value-type="float">
            <text:p>0,36964222</text:p>
          </table:table-cell>
          <table:table-cell table:formula="of:=[.I4]/1000000" office:value-type="float" office:value="0.37170212" calcext:value-type="float">
            <text:p>0,37170212</text:p>
          </table:table-cell>
          <table:table-cell table:formula="of:=[.J4]/1000000" office:value-type="float" office:value="0.42616983" calcext:value-type="float">
            <text:p>0,42616983</text:p>
          </table:table-cell>
          <table:table-cell table:formula="of:=[.K4]/1000000" office:value-type="float" office:value="0.93745617" calcext:value-type="float">
            <text:p>0,93745617</text:p>
          </table:table-cell>
          <table:table-cell table:formula="of:=[.L4]/1000000" office:value-type="float" office:value="2.86044247" calcext:value-type="float">
            <text:p>2,86044247</text:p>
          </table:table-cell>
          <table:table-cell table:formula="of:=[.M4]/1000000" office:value-type="float" office:value="1.48971414" calcext:value-type="float">
            <text:p>1,48971414</text:p>
          </table:table-cell>
          <table:table-cell table:formula="of:=[.N4]/1000000" office:value-type="float" office:value="1.1872014" calcext:value-type="float">
            <text:p>1,1872014</text:p>
          </table:table-cell>
          <table:table-cell table:formula="of:=[.O4]/1000000" office:value-type="float" office:value="1.93312925" calcext:value-type="float">
            <text:p>1,93312925</text:p>
          </table:table-cell>
          <table:table-cell table:formula="of:=[.P4]/1000000" office:value-type="float" office:value="4.47712345" calcext:value-type="float">
            <text:p>4,47712345</text:p>
          </table:table-cell>
          <table:table-cell table:formula="of:=[.Q4]/1000000" office:value-type="float" office:value="12.63198446" calcext:value-type="float">
            <text:p>12,63198446</text:p>
          </table:table-cell>
          <table:table-cell table:formula="of:=[.R4]/1000000" office:value-type="float" office:value="25.7027484" calcext:value-type="float">
            <text:p>25,7027484</text:p>
          </table:table-cell>
        </table:table-row>
        <table:table-row table:style-name="ro1">
          <table:table-cell/>
          <table:table-cell office:value-type="float" office:value="535738.54" calcext:value-type="float">
            <text:p>535738,54</text:p>
          </table:table-cell>
          <table:table-cell office:value-type="float" office:value="423859.81" calcext:value-type="float">
            <text:p>423859,81</text:p>
          </table:table-cell>
          <table:table-cell office:value-type="float" office:value="482847.49" calcext:value-type="float">
            <text:p>482847,49</text:p>
          </table:table-cell>
          <table:table-cell office:value-type="float" office:value="421599.93" calcext:value-type="float">
            <text:p>421599,93</text:p>
          </table:table-cell>
          <table:table-cell office:value-type="float" office:value="415468.82" calcext:value-type="float">
            <text:p>415468,82</text:p>
          </table:table-cell>
          <table:table-cell office:value-type="float" office:value="420839.91" calcext:value-type="float">
            <text:p>420839,91</text:p>
          </table:table-cell>
          <table:table-cell office:value-type="float" office:value="1446776.37" calcext:value-type="float">
            <text:p>1446776,37</text:p>
          </table:table-cell>
          <table:table-cell office:value-type="float" office:value="1506421.81" calcext:value-type="float">
            <text:p>1506421,81</text:p>
          </table:table-cell>
          <table:table-cell office:value-type="float" office:value="2439582.11" calcext:value-type="float">
            <text:p>2439582,11</text:p>
          </table:table-cell>
          <table:table-cell office:value-type="float" office:value="2377938.63" calcext:value-type="float">
            <text:p>2377938,63</text:p>
          </table:table-cell>
          <table:table-cell office:value-type="float" office:value="11898060.92" calcext:value-type="float">
            <text:p>11898060,92</text:p>
          </table:table-cell>
          <table:table-cell office:value-type="float" office:value="9516243.14" calcext:value-type="float">
            <text:p>9516243,14</text:p>
          </table:table-cell>
          <table:table-cell office:value-type="float" office:value="3922144.32" calcext:value-type="float">
            <text:p>3922144,32</text:p>
          </table:table-cell>
          <table:table-cell office:value-type="float" office:value="4534575.44" calcext:value-type="float">
            <text:p>4534575,44</text:p>
          </table:table-cell>
          <table:table-cell office:value-type="float" office:value="9229298.75" calcext:value-type="float">
            <text:p>9229298,75</text:p>
          </table:table-cell>
          <table:table-cell office:value-type="float" office:value="18324087.88" calcext:value-type="float">
            <text:p>18324087,88</text:p>
          </table:table-cell>
          <table:table-cell office:value-type="float" office:value="23059837.28" calcext:value-type="float">
            <text:p>23059837,28</text:p>
          </table:table-cell>
        </table:table-row>
        <table:table-row table:style-name="ro1">
          <table:table-cell office:value-type="string" calcext:value-type="string">
            <text:p>6 clientes</text:p>
          </table:table-cell>
          <table:table-cell table:formula="of:=[.B6]/1000000" office:value-type="float" office:value="0.53573854" calcext:value-type="float">
            <text:p>0,53573854</text:p>
          </table:table-cell>
          <table:table-cell table:formula="of:=[.C6]/1000000" office:value-type="float" office:value="0.42385981" calcext:value-type="float">
            <text:p>0,42385981</text:p>
          </table:table-cell>
          <table:table-cell table:formula="of:=[.D6]/1000000" office:value-type="float" office:value="0.48284749" calcext:value-type="float">
            <text:p>0,48284749</text:p>
          </table:table-cell>
          <table:table-cell table:formula="of:=[.E6]/1000000" office:value-type="float" office:value="0.42159993" calcext:value-type="float">
            <text:p>0,42159993</text:p>
          </table:table-cell>
          <table:table-cell table:formula="of:=[.F6]/1000000" office:value-type="float" office:value="0.41546882" calcext:value-type="float">
            <text:p>0,41546882</text:p>
          </table:table-cell>
          <table:table-cell table:formula="of:=[.G6]/1000000" office:value-type="float" office:value="0.42083991" calcext:value-type="float">
            <text:p>0,42083991</text:p>
          </table:table-cell>
          <table:table-cell table:formula="of:=[.H6]/1000000" office:value-type="float" office:value="1.44677637" calcext:value-type="float">
            <text:p>1,44677637</text:p>
          </table:table-cell>
          <table:table-cell table:formula="of:=[.I6]/1000000" office:value-type="float" office:value="1.50642181" calcext:value-type="float">
            <text:p>1,50642181</text:p>
          </table:table-cell>
          <table:table-cell table:formula="of:=[.J6]/1000000" office:value-type="float" office:value="2.43958211" calcext:value-type="float">
            <text:p>2,43958211</text:p>
          </table:table-cell>
          <table:table-cell table:formula="of:=[.K6]/1000000" office:value-type="float" office:value="2.37793863" calcext:value-type="float">
            <text:p>2,37793863</text:p>
          </table:table-cell>
          <table:table-cell table:formula="of:=[.L6]/1000000" office:value-type="float" office:value="11.89806092" calcext:value-type="float">
            <text:p>11,89806092</text:p>
          </table:table-cell>
          <table:table-cell table:formula="of:=[.M6]/1000000" office:value-type="float" office:value="9.51624314" calcext:value-type="float">
            <text:p>9,51624314</text:p>
          </table:table-cell>
          <table:table-cell table:formula="of:=[.N6]/1000000" office:value-type="float" office:value="3.92214432" calcext:value-type="float">
            <text:p>3,92214432</text:p>
          </table:table-cell>
          <table:table-cell table:formula="of:=[.O6]/1000000" office:value-type="float" office:value="4.53457544" calcext:value-type="float">
            <text:p>4,53457544</text:p>
          </table:table-cell>
          <table:table-cell table:formula="of:=[.P6]/1000000" office:value-type="float" office:value="9.22929875" calcext:value-type="float">
            <text:p>9,22929875</text:p>
          </table:table-cell>
          <table:table-cell table:formula="of:=[.Q6]/1000000" office:value-type="float" office:value="18.32408788" calcext:value-type="float">
            <text:p>18,32408788</text:p>
          </table:table-cell>
          <table:table-cell table:formula="of:=[.R6]/1000000" office:value-type="float" office:value="23.05983728" calcext:value-type="float">
            <text:p>23,05983728</text:p>
          </table:table-cell>
        </table:table-row>
        <table:table-row table:style-name="ro1">
          <table:table-cell/>
          <table:table-cell office:value-type="float" office:value="626177.45" calcext:value-type="float">
            <text:p>626177,45</text:p>
          </table:table-cell>
          <table:table-cell office:value-type="float" office:value="479331.86" calcext:value-type="float">
            <text:p>479331,86</text:p>
          </table:table-cell>
          <table:table-cell office:value-type="float" office:value="500412.35" calcext:value-type="float">
            <text:p>500412,35</text:p>
          </table:table-cell>
          <table:table-cell office:value-type="float" office:value="589485.88" calcext:value-type="float">
            <text:p>589485,88</text:p>
          </table:table-cell>
          <table:table-cell office:value-type="float" office:value="2656296.76" calcext:value-type="float">
            <text:p>2656296,76</text:p>
          </table:table-cell>
          <table:table-cell office:value-type="float" office:value="4326927.3" calcext:value-type="float">
            <text:p>4326927,3</text:p>
          </table:table-cell>
          <table:table-cell office:value-type="float" office:value="5131572.06" calcext:value-type="float">
            <text:p>5131572,06</text:p>
          </table:table-cell>
          <table:table-cell office:value-type="float" office:value="4171827.82" calcext:value-type="float">
            <text:p>4171827,82</text:p>
          </table:table-cell>
          <table:table-cell office:value-type="float" office:value="3305422.29" calcext:value-type="float">
            <text:p>3305422,29</text:p>
          </table:table-cell>
          <table:table-cell office:value-type="float" office:value="3398109.83" calcext:value-type="float">
            <text:p>3398109,83</text:p>
          </table:table-cell>
          <table:table-cell office:value-type="float" office:value="5710396.46" calcext:value-type="float">
            <text:p>5710396,46</text:p>
          </table:table-cell>
          <table:table-cell office:value-type="float" office:value="7379318.11" calcext:value-type="float">
            <text:p>7379318,11</text:p>
          </table:table-cell>
          <table:table-cell office:value-type="float" office:value="3182309.68" calcext:value-type="float">
            <text:p>3182309,68</text:p>
          </table:table-cell>
          <table:table-cell office:value-type="float" office:value="4736636.58" calcext:value-type="float">
            <text:p>4736636,58</text:p>
          </table:table-cell>
          <table:table-cell office:value-type="float" office:value="10824039.24" calcext:value-type="float">
            <text:p>10824039,24</text:p>
          </table:table-cell>
          <table:table-cell office:value-type="float" office:value="26043329.72" calcext:value-type="float">
            <text:p>26043329,72</text:p>
          </table:table-cell>
          <table:table-cell office:value-type="float" office:value="47760090.28" calcext:value-type="float">
            <text:p>47760090,28</text:p>
          </table:table-cell>
        </table:table-row>
        <table:table-row table:style-name="ro1">
          <table:table-cell office:value-type="string" calcext:value-type="string">
            <text:p>8 clientes</text:p>
          </table:table-cell>
          <table:table-cell table:formula="of:=[.B8]/1000000" office:value-type="float" office:value="0.62617745" calcext:value-type="float">
            <text:p>0,62617745</text:p>
          </table:table-cell>
          <table:table-cell table:formula="of:=[.C8]/1000000" office:value-type="float" office:value="0.47933186" calcext:value-type="float">
            <text:p>0,47933186</text:p>
          </table:table-cell>
          <table:table-cell table:formula="of:=[.D8]/1000000" office:value-type="float" office:value="0.50041235" calcext:value-type="float">
            <text:p>0,50041235</text:p>
          </table:table-cell>
          <table:table-cell table:formula="of:=[.E8]/1000000" office:value-type="float" office:value="0.58948588" calcext:value-type="float">
            <text:p>0,58948588</text:p>
          </table:table-cell>
          <table:table-cell table:formula="of:=[.F8]/1000000" office:value-type="float" office:value="2.65629676" calcext:value-type="float">
            <text:p>2,65629676</text:p>
          </table:table-cell>
          <table:table-cell table:formula="of:=[.G8]/1000000" office:value-type="float" office:value="4.3269273" calcext:value-type="float">
            <text:p>4,3269273</text:p>
          </table:table-cell>
          <table:table-cell table:formula="of:=[.H8]/1000000" office:value-type="float" office:value="5.13157206" calcext:value-type="float">
            <text:p>5,13157206</text:p>
          </table:table-cell>
          <table:table-cell table:formula="of:=[.I8]/1000000" office:value-type="float" office:value="4.17182782" calcext:value-type="float">
            <text:p>4,17182782</text:p>
          </table:table-cell>
          <table:table-cell table:formula="of:=[.J8]/1000000" office:value-type="float" office:value="3.30542229" calcext:value-type="float">
            <text:p>3,30542229</text:p>
          </table:table-cell>
          <table:table-cell table:formula="of:=[.K8]/1000000" office:value-type="float" office:value="3.39810983" calcext:value-type="float">
            <text:p>3,39810983</text:p>
          </table:table-cell>
          <table:table-cell table:formula="of:=[.L8]/1000000" office:value-type="float" office:value="5.71039646" calcext:value-type="float">
            <text:p>5,71039646</text:p>
          </table:table-cell>
          <table:table-cell table:formula="of:=[.M8]/1000000" office:value-type="float" office:value="7.37931811" calcext:value-type="float">
            <text:p>7,37931811</text:p>
          </table:table-cell>
          <table:table-cell table:formula="of:=[.N8]/1000000" office:value-type="float" office:value="3.18230968" calcext:value-type="float">
            <text:p>3,18230968</text:p>
          </table:table-cell>
          <table:table-cell table:formula="of:=[.O8]/1000000" office:value-type="float" office:value="4.73663658" calcext:value-type="float">
            <text:p>4,73663658</text:p>
          </table:table-cell>
          <table:table-cell table:formula="of:=[.P8]/1000000" office:value-type="float" office:value="10.82403924" calcext:value-type="float">
            <text:p>10,82403924</text:p>
          </table:table-cell>
          <table:table-cell table:formula="of:=[.Q8]/1000000" office:value-type="float" office:value="26.04332972" calcext:value-type="float">
            <text:p>26,04332972</text:p>
          </table:table-cell>
          <table:table-cell table:formula="of:=[.R8]/1000000" office:value-type="float" office:value="47.76009028" calcext:value-type="float">
            <text:p>47,76009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8:07:29.992325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8:07:42.067213852</dc:date>
    <meta:editing-duration>PT26M56S</meta:editing-duration>
    <meta:editing-cycles>8</meta:editing-cycles>
    <meta:generator>LibreOffice/6.0.7.3$Linux_X86_64 LibreOffice_project/00m0$Build-3</meta:generator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1pt" style:font-size-asian="9pt" style:font-size-complex="9pt"/>
    </style:style>
    <style:style style:name="ch8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7cm" svg:height="13.175cm" xlink:href=".." xlink:type="simple" chart:class="chart:line" chart:style-name="ch1">
        <chart:title svg:x="2.741cm" svg:y="0.398cm" chart:style-name="ch2">
          <text:p>RTT para diferentes quantidades de clientes</text:p>
        </chart:title>
        <chart:subtitle svg:x="1.747cm" svg:y="1.563cm" chart:style-name="ch3">
          <text:p>1.000 iterações - 1 servidor TCP concorrente, 100Mbps (Java)</text:p>
        </chart:subtitle>
        <chart:legend chart:legend-position="end" svg:x="13.244cm" svg:y="5.541cm" style:legend-expansion="high" chart:style-name="ch4"/>
        <chart:plot-area chart:style-name="ch5" table:cell-range-address="2c.B1:2c.R1 2c.A3:2c.R3 2c.A5:2c.R5 2c.A7:2c.R7 2c.A9:2c.R9" chart:data-source-has-labels="both" svg:x="1.454cm" svg:y="2.605cm" svg:width="11.469cm" svg:height="9.204cm">
          <chartooo:coordinate-region svg:x="2.075cm" svg:y="2.804cm" svg:width="10.661cm" svg:height="8.358cm"/>
          <chart:axis chart:dimension="x" chart:name="primary-x" chart:style-name="ch6" chartooo:axis-type="auto">
            <chartooo:date-scale/>
            <chart:title svg:x="3.665cm" svg:y="12.072cm" chart:style-name="ch7">
              <text:p>Tamanho da mensagem - 2⁰ ... 2¹⁶ bytes</text:p>
            </chart:title>
            <chart:categories table:cell-range-address="2c.B1:2c.R1"/>
          </chart:axis>
          <chart:axis chart:dimension="y" chart:name="primary-y" chart:style-name="ch8">
            <chart:title svg:x="0.451cm" svg:y="8.111cm" chart:style-name="ch9">
              <text:p>RTT (ms)</text:p>
            </chart:title>
            <chart:grid chart:style-name="ch10" chart:class="major"/>
          </chart:axis>
          <chart:series chart:style-name="ch11" chart:values-cell-range-address="2c.B3:2c.R3" chart:label-cell-address="2c.A3:2c.A3" chart:class="chart:line">
            <chart:data-point chart:repeated="17"/>
          </chart:series>
          <chart:series chart:style-name="ch12" chart:values-cell-range-address="2c.B5:2c.R5" chart:label-cell-address="2c.A5:2c.A5" chart:class="chart:line">
            <chart:data-point chart:repeated="17"/>
          </chart:series>
          <chart:series chart:style-name="ch13" chart:values-cell-range-address="2c.B7:2c.R7" chart:label-cell-address="2c.A7:2c.A7" chart:class="chart:line">
            <chart:data-point chart:repeated="17"/>
          </chart:series>
          <chart:series chart:style-name="ch14" chart:values-cell-range-address="2c.B9:2c.R9" chart:label-cell-address="2c.A9:2c.A9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2c.B1:2c.R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2 clientes</text:p>
                <draw:g>
                  <svg:desc>2c.A3:2c.A3</svg:desc>
                </draw:g>
              </table:table-cell>
              <table:table-cell office:value-type="float" office:value="0.45251099">
                <text:p>0.45251099</text:p>
                <draw:g>
                  <svg:desc>2c.B3:2c.R3</svg:desc>
                </draw:g>
              </table:table-cell>
              <table:table-cell office:value-type="float" office:value="0.33041624">
                <text:p>0.33041624</text:p>
              </table:table-cell>
              <table:table-cell office:value-type="float" office:value="0.28769328">
                <text:p>0.28769328</text:p>
              </table:table-cell>
              <table:table-cell office:value-type="float" office:value="0.29549082">
                <text:p>0.29549082</text:p>
              </table:table-cell>
              <table:table-cell office:value-type="float" office:value="0.29146157">
                <text:p>0.29146157</text:p>
              </table:table-cell>
              <table:table-cell office:value-type="float" office:value="0.32935172">
                <text:p>0.32935172</text:p>
              </table:table-cell>
              <table:table-cell office:value-type="float" office:value="0.32237542">
                <text:p>0.32237542</text:p>
              </table:table-cell>
              <table:table-cell office:value-type="float" office:value="0.32764756">
                <text:p>0.32764756</text:p>
              </table:table-cell>
              <table:table-cell office:value-type="float" office:value="0.32264711">
                <text:p>0.32264711</text:p>
              </table:table-cell>
              <table:table-cell office:value-type="float" office:value="0.36735536">
                <text:p>0.36735536</text:p>
              </table:table-cell>
              <table:table-cell office:value-type="float" office:value="0.35330217">
                <text:p>0.35330217</text:p>
              </table:table-cell>
              <table:table-cell office:value-type="float" office:value="0.41904888">
                <text:p>0.41904888</text:p>
              </table:table-cell>
              <table:table-cell office:value-type="float" office:value="0.80619801">
                <text:p>0.80619801</text:p>
              </table:table-cell>
              <table:table-cell office:value-type="float" office:value="1.56301065">
                <text:p>1.56301065</text:p>
              </table:table-cell>
              <table:table-cell office:value-type="float" office:value="3.28738334">
                <text:p>3.28738334</text:p>
              </table:table-cell>
              <table:table-cell office:value-type="float" office:value="6.73291913">
                <text:p>6.73291913</text:p>
              </table:table-cell>
              <table:table-cell office:value-type="float" office:value="13.46300643">
                <text:p>13.46300643</text:p>
              </table:table-cell>
            </table:table-row>
            <table:table-row>
              <table:table-cell office:value-type="string">
                <text:p>4 clientes</text:p>
                <draw:g>
                  <svg:desc>2c.A5:2c.A5</svg:desc>
                </draw:g>
              </table:table-cell>
              <table:table-cell office:value-type="float" office:value="0.48449679">
                <text:p>0.48449679</text:p>
                <draw:g>
                  <svg:desc>2c.B5:2c.R5</svg:desc>
                </draw:g>
              </table:table-cell>
              <table:table-cell office:value-type="float" office:value="0.38023862">
                <text:p>0.38023862</text:p>
              </table:table-cell>
              <table:table-cell office:value-type="float" office:value="0.374926">
                <text:p>0.374926</text:p>
              </table:table-cell>
              <table:table-cell office:value-type="float" office:value="0.36835746">
                <text:p>0.36835746</text:p>
              </table:table-cell>
              <table:table-cell office:value-type="float" office:value="0.37197861">
                <text:p>0.37197861</text:p>
              </table:table-cell>
              <table:table-cell office:value-type="float" office:value="0.37830987">
                <text:p>0.37830987</text:p>
              </table:table-cell>
              <table:table-cell office:value-type="float" office:value="0.36964222">
                <text:p>0.36964222</text:p>
              </table:table-cell>
              <table:table-cell office:value-type="float" office:value="0.37170212">
                <text:p>0.37170212</text:p>
              </table:table-cell>
              <table:table-cell office:value-type="float" office:value="0.42616983">
                <text:p>0.42616983</text:p>
              </table:table-cell>
              <table:table-cell office:value-type="float" office:value="0.93745617">
                <text:p>0.93745617</text:p>
              </table:table-cell>
              <table:table-cell office:value-type="float" office:value="2.86044247">
                <text:p>2.86044247</text:p>
              </table:table-cell>
              <table:table-cell office:value-type="float" office:value="1.48971414">
                <text:p>1.48971414</text:p>
              </table:table-cell>
              <table:table-cell office:value-type="float" office:value="1.1872014">
                <text:p>1.1872014</text:p>
              </table:table-cell>
              <table:table-cell office:value-type="float" office:value="1.93312925">
                <text:p>1.93312925</text:p>
              </table:table-cell>
              <table:table-cell office:value-type="float" office:value="4.47712345">
                <text:p>4.47712345</text:p>
              </table:table-cell>
              <table:table-cell office:value-type="float" office:value="12.63198446">
                <text:p>12.63198446</text:p>
              </table:table-cell>
              <table:table-cell office:value-type="float" office:value="25.7027484">
                <text:p>25.7027484</text:p>
              </table:table-cell>
            </table:table-row>
            <table:table-row>
              <table:table-cell office:value-type="string">
                <text:p>6 clientes</text:p>
                <draw:g>
                  <svg:desc>2c.A7:2c.A7</svg:desc>
                </draw:g>
              </table:table-cell>
              <table:table-cell office:value-type="float" office:value="0.53573854">
                <text:p>0.53573854</text:p>
                <draw:g>
                  <svg:desc>2c.B7:2c.R7</svg:desc>
                </draw:g>
              </table:table-cell>
              <table:table-cell office:value-type="float" office:value="0.42385981">
                <text:p>0.42385981</text:p>
              </table:table-cell>
              <table:table-cell office:value-type="float" office:value="0.48284749">
                <text:p>0.48284749</text:p>
              </table:table-cell>
              <table:table-cell office:value-type="float" office:value="0.42159993">
                <text:p>0.42159993</text:p>
              </table:table-cell>
              <table:table-cell office:value-type="float" office:value="0.41546882">
                <text:p>0.41546882</text:p>
              </table:table-cell>
              <table:table-cell office:value-type="float" office:value="0.42083991">
                <text:p>0.42083991</text:p>
              </table:table-cell>
              <table:table-cell office:value-type="float" office:value="1.44677637">
                <text:p>1.44677637</text:p>
              </table:table-cell>
              <table:table-cell office:value-type="float" office:value="1.50642181">
                <text:p>1.50642181</text:p>
              </table:table-cell>
              <table:table-cell office:value-type="float" office:value="2.43958211">
                <text:p>2.43958211</text:p>
              </table:table-cell>
              <table:table-cell office:value-type="float" office:value="2.37793863">
                <text:p>2.37793863</text:p>
              </table:table-cell>
              <table:table-cell office:value-type="float" office:value="11.89806092">
                <text:p>11.89806092</text:p>
              </table:table-cell>
              <table:table-cell office:value-type="float" office:value="9.51624314">
                <text:p>9.51624314</text:p>
              </table:table-cell>
              <table:table-cell office:value-type="float" office:value="3.92214432">
                <text:p>3.92214432</text:p>
              </table:table-cell>
              <table:table-cell office:value-type="float" office:value="4.53457544">
                <text:p>4.53457544</text:p>
              </table:table-cell>
              <table:table-cell office:value-type="float" office:value="9.22929875">
                <text:p>9.22929875</text:p>
              </table:table-cell>
              <table:table-cell office:value-type="float" office:value="18.32408788">
                <text:p>18.32408788</text:p>
              </table:table-cell>
              <table:table-cell office:value-type="float" office:value="23.05983728">
                <text:p>23.05983728</text:p>
              </table:table-cell>
            </table:table-row>
            <table:table-row>
              <table:table-cell office:value-type="string">
                <text:p>8 clientes</text:p>
                <draw:g>
                  <svg:desc>2c.A9:2c.A9</svg:desc>
                </draw:g>
              </table:table-cell>
              <table:table-cell office:value-type="float" office:value="0.62617745">
                <text:p>0.62617745</text:p>
                <draw:g>
                  <svg:desc>2c.B9:2c.R9</svg:desc>
                </draw:g>
              </table:table-cell>
              <table:table-cell office:value-type="float" office:value="0.47933186">
                <text:p>0.47933186</text:p>
              </table:table-cell>
              <table:table-cell office:value-type="float" office:value="0.50041235">
                <text:p>0.50041235</text:p>
              </table:table-cell>
              <table:table-cell office:value-type="float" office:value="0.58948588">
                <text:p>0.58948588</text:p>
              </table:table-cell>
              <table:table-cell office:value-type="float" office:value="2.65629676">
                <text:p>2.65629676</text:p>
              </table:table-cell>
              <table:table-cell office:value-type="float" office:value="4.3269273">
                <text:p>4.3269273</text:p>
              </table:table-cell>
              <table:table-cell office:value-type="float" office:value="5.13157206">
                <text:p>5.13157206</text:p>
              </table:table-cell>
              <table:table-cell office:value-type="float" office:value="4.17182782">
                <text:p>4.17182782</text:p>
              </table:table-cell>
              <table:table-cell office:value-type="float" office:value="3.30542229">
                <text:p>3.30542229</text:p>
              </table:table-cell>
              <table:table-cell office:value-type="float" office:value="3.39810983">
                <text:p>3.39810983</text:p>
              </table:table-cell>
              <table:table-cell office:value-type="float" office:value="5.71039646">
                <text:p>5.71039646</text:p>
              </table:table-cell>
              <table:table-cell office:value-type="float" office:value="7.37931811">
                <text:p>7.37931811</text:p>
              </table:table-cell>
              <table:table-cell office:value-type="float" office:value="3.18230968">
                <text:p>3.18230968</text:p>
              </table:table-cell>
              <table:table-cell office:value-type="float" office:value="4.73663658">
                <text:p>4.73663658</text:p>
              </table:table-cell>
              <table:table-cell office:value-type="float" office:value="10.82403924">
                <text:p>10.82403924</text:p>
              </table:table-cell>
              <table:table-cell office:value-type="float" office:value="26.04332972">
                <text:p>26.04332972</text:p>
              </table:table-cell>
              <table:table-cell office:value-type="float" office:value="47.76009028">
                <text:p>47.76009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